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8-06 0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804" calcext:value-type="float">
            <text:p>174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5368" calcext:value-type="float">
            <text:p>174.7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8416" calcext:value-type="float">
            <text:p>174.7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5848" calcext:value-type="float">
            <text:p>174.8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4992" calcext:value-type="float">
            <text:p>174.8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28" calcext:value-type="float">
            <text:p>174.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6704" calcext:value-type="float">
            <text:p>174.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804" calcext:value-type="float">
            <text:p>174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1088" calcext:value-type="float">
            <text:p>174.8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4992" calcext:value-type="float">
            <text:p>174.8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7184" calcext:value-type="float">
            <text:p>174.8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2424" calcext:value-type="float">
            <text:p>174.8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0232" calcext:value-type="float">
            <text:p>174.8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4136" calcext:value-type="float">
            <text:p>174.8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804" calcext:value-type="float">
            <text:p>174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5848" calcext:value-type="float">
            <text:p>174.8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28" calcext:value-type="float">
            <text:p>174.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9752" calcext:value-type="float">
            <text:p>174.7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6704" calcext:value-type="float">
            <text:p>174.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804" calcext:value-type="float">
            <text:p>174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5848" calcext:value-type="float">
            <text:p>174.8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7184" calcext:value-type="float">
            <text:p>174.8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0232" calcext:value-type="float">
            <text:p>174.8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9856" calcext:value-type="float">
            <text:p>174.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2528" calcext:value-type="float">
            <text:p>174.9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9856" calcext:value-type="float">
            <text:p>174.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424" calcext:value-type="float">
            <text:p>174.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7664" calcext:value-type="float">
            <text:p>174.8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1192" calcext:value-type="float">
            <text:p>174.8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0712" calcext:value-type="float">
            <text:p>174.8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852" calcext:value-type="float">
            <text:p>174.8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6328" calcext:value-type="float">
            <text:p>174.8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2048" calcext:value-type="float">
            <text:p>174.8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0336" calcext:value-type="float">
            <text:p>174.9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6432" calcext:value-type="float">
            <text:p>174.9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9856" calcext:value-type="float">
            <text:p>174.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2048" calcext:value-type="float">
            <text:p>174.8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0712" calcext:value-type="float">
            <text:p>174.8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3384" calcext:value-type="float">
            <text:p>174.9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2048" calcext:value-type="float">
            <text:p>174.8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948" calcext:value-type="float">
            <text:p>174.9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7768" calcext:value-type="float">
            <text:p>174.9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8624" calcext:value-type="float">
            <text:p>174.9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472" calcext:value-type="float">
            <text:p>174.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1192" calcext:value-type="float">
            <text:p>174.8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9856" calcext:value-type="float">
            <text:p>174.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1192" calcext:value-type="float">
            <text:p>174.8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9" calcext:value-type="float">
            <text:p>174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7664" calcext:value-type="float">
            <text:p>174.8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5472" calcext:value-type="float">
            <text:p>174.8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6704" calcext:value-type="float">
            <text:p>174.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6704" calcext:value-type="float">
            <text:p>174.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1088" calcext:value-type="float">
            <text:p>174.8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852" calcext:value-type="float">
            <text:p>174.8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4616" calcext:value-type="float">
            <text:p>174.8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852" calcext:value-type="float">
            <text:p>174.8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2424" calcext:value-type="float">
            <text:p>174.8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1568" calcext:value-type="float">
            <text:p>174.8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4512" calcext:value-type="float">
            <text:p>174.7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4136" calcext:value-type="float">
            <text:p>174.8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1568" calcext:value-type="float">
            <text:p>174.8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0336" calcext:value-type="float">
            <text:p>174.9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5576" calcext:value-type="float">
            <text:p>174.9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472" calcext:value-type="float">
            <text:p>174.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3864" calcext:value-type="float">
            <text:p>174.9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996" calcext:value-type="float">
            <text:p>174.9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1296" calcext:value-type="float">
            <text:p>174.9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568" calcext:value-type="float">
            <text:p>174.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97872" calcext:value-type="float">
            <text:p>174.9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8728" calcext:value-type="float">
            <text:p>174.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616" calcext:value-type="float">
            <text:p>175.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2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2256" calcext:value-type="float">
            <text:p>175.0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8352" calcext:value-type="float">
            <text:p>175.0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14" calcext:value-type="float">
            <text:p>175.0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664" calcext:value-type="float">
            <text:p>175.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8832" calcext:value-type="float">
            <text:p>175.0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4072" calcext:value-type="float">
            <text:p>175.0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4072" calcext:value-type="float">
            <text:p>175.0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6264" calcext:value-type="float">
            <text:p>175.0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5032" calcext:value-type="float">
            <text:p>175.1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71608" calcext:value-type="float">
            <text:p>175.1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6264" calcext:value-type="float">
            <text:p>175.0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1984" calcext:value-type="float">
            <text:p>175.1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4552" calcext:value-type="float">
            <text:p>175.1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9688" calcext:value-type="float">
            <text:p>175.0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97872" calcext:value-type="float">
            <text:p>174.9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8728" calcext:value-type="float">
            <text:p>174.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14" calcext:value-type="float">
            <text:p>175.0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76" calcext:value-type="float">
            <text:p>175.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8936" calcext:value-type="float">
            <text:p>175.1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4552" calcext:value-type="float">
            <text:p>175.1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808" calcext:value-type="float">
            <text:p>175.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6744" calcext:value-type="float">
            <text:p>175.1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5888" calcext:value-type="float">
            <text:p>175.1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1504" calcext:value-type="float">
            <text:p>175.1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0168" calcext:value-type="float">
            <text:p>175.0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5408" calcext:value-type="float">
            <text:p>175.0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76" calcext:value-type="float">
            <text:p>175.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808" calcext:value-type="float">
            <text:p>175.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2944" calcext:value-type="float">
            <text:p>175.1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856" calcext:value-type="float">
            <text:p>175.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0272" calcext:value-type="float">
            <text:p>175.1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89896" calcext:value-type="float">
            <text:p>175.1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2464" calcext:value-type="float">
            <text:p>175.1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856" calcext:value-type="float">
            <text:p>175.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5512" calcext:value-type="float">
            <text:p>175.1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08184" calcext:value-type="float">
            <text:p>175.2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02088" calcext:value-type="float">
            <text:p>175.2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3048" calcext:value-type="float">
            <text:p>175.2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3152" calcext:value-type="float">
            <text:p>175.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144" calcext:value-type="float">
            <text:p>175.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78288" calcext:value-type="float">
            <text:p>175.2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3528" calcext:value-type="float">
            <text:p>175.2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42296" calcext:value-type="float">
            <text:p>175.3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8976" calcext:value-type="float">
            <text:p>175.4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2024" calcext:value-type="float">
            <text:p>175.4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2024" calcext:value-type="float">
            <text:p>175.4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3736" calcext:value-type="float">
            <text:p>175.4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4592" calcext:value-type="float">
            <text:p>175.4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7264" calcext:value-type="float">
            <text:p>175.4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5928" calcext:value-type="float">
            <text:p>175.4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336" calcext:value-type="float">
            <text:p>175.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6888" calcext:value-type="float">
            <text:p>175.5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7368" calcext:value-type="float">
            <text:p>175.5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1272" calcext:value-type="float">
            <text:p>175.5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7744" calcext:value-type="float">
            <text:p>175.4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9456" calcext:value-type="float">
            <text:p>175.4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6032" calcext:value-type="float">
            <text:p>175.5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1648" calcext:value-type="float">
            <text:p>175.4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2984" calcext:value-type="float">
            <text:p>175.5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956" calcext:value-type="float">
            <text:p>175.5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7472" calcext:value-type="float">
            <text:p>175.6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9184" calcext:value-type="float">
            <text:p>175.5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052" calcext:value-type="float">
            <text:p>175.6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052" calcext:value-type="float">
            <text:p>175.6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41" calcext:value-type="float">
            <text:p>175.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95864" calcext:value-type="float">
            <text:p>175.6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0248" calcext:value-type="float">
            <text:p>175.7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1584" calcext:value-type="float">
            <text:p>175.7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6292" calcext:value-type="float">
            <text:p>175.7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6824" calcext:value-type="float">
            <text:p>175.7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81208" calcext:value-type="float">
            <text:p>175.7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4736" calcext:value-type="float">
            <text:p>175.8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2544" calcext:value-type="float">
            <text:p>175.8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29976" calcext:value-type="float">
            <text:p>175.8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6552" calcext:value-type="float">
            <text:p>175.8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1792" calcext:value-type="float">
            <text:p>175.8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6176" calcext:value-type="float">
            <text:p>175.9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484" calcext:value-type="float">
            <text:p>175.8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3608" calcext:value-type="float">
            <text:p>175.9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056" calcext:value-type="float">
            <text:p>175.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7992" calcext:value-type="float">
            <text:p>175.9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9328" calcext:value-type="float">
            <text:p>175.9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95152" calcext:value-type="float">
            <text:p>176.0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5-01-21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1352" calcext:value-type="float">
            <text:p>176.1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4-10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88216" calcext:value-type="float">
            <text:p>176.9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4-08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0992" calcext:value-type="float">
            <text:p>177.1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4-05-16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38992" calcext:value-type="float">
            <text:p>176.3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4-02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6688" calcext:value-type="float">
            <text:p>176.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3-11-3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3-05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8888" calcext:value-type="float">
            <text:p>176.2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2-11-22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49304" calcext:value-type="float">
            <text:p>176.5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2-09-1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8408" calcext:value-type="float">
            <text:p>176.2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2-04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49816" calcext:value-type="float">
            <text:p>174.5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60256" calcext:value-type="float">
            <text:p>174.2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875373913" calcext:value-type="float">
            <text:p>173.438753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2104" calcext:value-type="float">
            <text:p>173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82" calcext:value-type="float">
            <text:p>173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2010575" calcext:value-type="float">
            <text:p>173.820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51310344828" calcext:value-type="float">
            <text:p>174.05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75096774194" calcext:value-type="float">
            <text:p>174.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8219354839" calcext:value-type="float">
            <text:p>174.7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7872" calcext:value-type="float">
            <text:p>175.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485775" calcext:value-type="float">
            <text:p>175.264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71509677419" calcext:value-type="float">
            <text:p>175.17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7658064516" calcext:value-type="float">
            <text:p>174.957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3690322581" calcext:value-type="float">
            <text:p>175.0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842683871" calcext:value-type="float">
            <text:p>175.2584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9329032258" calcext:value-type="float">
            <text:p>175.29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0969655172" calcext:value-type="float">
            <text:p>175.660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67922580645" calcext:value-type="float">
            <text:p>175.9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95485" calcext:value-type="float">
            <text:p>176.219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984" calcext:value-type="float">
            <text:p>176.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98864516129" calcext:value-type="float">
            <text:p>176.4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02062588235" calcext:value-type="float">
            <text:p>176.702062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8448" calcext:value-type="float">
            <text:p>176.5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6956387097" calcext:value-type="float">
            <text:p>176.17695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3058064516" calcext:value-type="float">
            <text:p>176.25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44514285714" calcext:value-type="float">
            <text:p>176.54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93832258065" calcext:value-type="float">
            <text:p>176.7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9303225807" calcext:value-type="float">
            <text:p>177.05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096283871" calcext:value-type="float">
            <text:p>177.26096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73935483871" calcext:value-type="float">
            <text:p>177.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912" calcext:value-type="float">
            <text:p>177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8064516129" calcext:value-type="float">
            <text:p>176.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5966451613" calcext:value-type="float">
            <text:p>176.78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7019354839" calcext:value-type="float">
            <text:p>176.6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2826064516" calcext:value-type="float">
            <text:p>176.68282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4335483871" calcext:value-type="float">
            <text:p>176.7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8171428571" calcext:value-type="float">
            <text:p>176.95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908955" calcext:value-type="float">
            <text:p>177.090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54270967742" calcext:value-type="float">
            <text:p>177.3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66653677419" calcext:value-type="float">
            <text:p>177.46665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13264516129" calcext:value-type="float">
            <text:p>177.4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00495" calcext:value-type="float">
            <text:p>177.180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1148387097" calcext:value-type="float">
            <text:p>176.9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7858064516" calcext:value-type="float">
            <text:p>176.5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03473806452" calcext:value-type="float">
            <text:p>176.70347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99613793104" calcext:value-type="float">
            <text:p>176.899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8967741935" calcext:value-type="float">
            <text:p>177.0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16619354839" calcext:value-type="float">
            <text:p>177.2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521925" calcext:value-type="float">
            <text:p>177.395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1064975" calcext:value-type="float">
            <text:p>177.410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31251612903" calcext:value-type="float">
            <text:p>177.5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24995" calcext:value-type="float">
            <text:p>177.7324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1428571429" calcext:value-type="float">
            <text:p>177.98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1019354839" calcext:value-type="float">
            <text:p>178.1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6490322581" calcext:value-type="float">
            <text:p>178.3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7102967742" calcext:value-type="float">
            <text:p>178.67710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9948387097" calcext:value-type="float">
            <text:p>178.7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2580645161" calcext:value-type="float">
            <text:p>178.33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82675" calcext:value-type="float">
            <text:p>178.0648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8109935484" calcext:value-type="float">
            <text:p>178.27810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3942857143" calcext:value-type="float">
            <text:p>178.50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4042" calcext:value-type="float">
            <text:p>178.644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936" calcext:value-type="float">
            <text:p>179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0578322581" calcext:value-type="float">
            <text:p>179.10057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7264516129" calcext:value-type="float">
            <text:p>178.9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2296774194" calcext:value-type="float">
            <text:p>178.64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6040727273" calcext:value-type="float">
            <text:p>178.426040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7184" calcext:value-type="float">
            <text:p>178.6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5956" calcext:value-type="float">
            <text:p>179.3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4792" calcext:value-type="float">
            <text:p>179.5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37512" calcext:value-type="float">
            <text:p>179.7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2544" calcext:value-type="float">
            <text:p>179.6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64" calcext:value-type="float">
            <text:p>180.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4272" calcext:value-type="float">
            <text:p>180.4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6792" calcext:value-type="float">
            <text:p>181.5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368" calcext:value-type="float">
            <text:p>181.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844" calcext:value-type="float">
            <text:p>181.8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976" calcext:value-type="float">
            <text:p>180.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7568" calcext:value-type="float">
            <text:p>180.9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72408" calcext:value-type="float">
            <text:p>181.5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5768" calcext:value-type="float">
            <text:p>181.7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2688" calcext:value-type="float">
            <text:p>180.0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3128" calcext:value-type="float">
            <text:p>179.7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5912" calcext:value-type="float">
            <text:p>178.3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656" calcext:value-type="float">
            <text:p>178.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1424" calcext:value-type="float">
            <text:p>178.2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90096" calcext:value-type="float">
            <text:p>176.7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9224" calcext:value-type="float">
            <text:p>175.9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5008" calcext:value-type="float">
            <text:p>175.7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576" calcext:value-type="float">
            <text:p>175.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952" calcext:value-type="float">
            <text:p>175.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5784" calcext:value-type="float">
            <text:p>175.0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86064" calcext:value-type="float">
            <text:p>173.4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64728" calcext:value-type="float">
            <text:p>173.4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96888" calcext:value-type="float">
            <text:p>171.6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86064" calcext:value-type="float">
            <text:p>173.4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08112" calcext:value-type="float">
            <text:p>173.1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52792" calcext:value-type="float">
            <text:p>172.4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624" calcext:value-type="float">
            <text:p>171.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8392" calcext:value-type="float">
            <text:p>171.5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71336" calcext:value-type="float">
            <text:p>171.4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6408" calcext:value-type="float">
            <text:p>171.6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5856" calcext:value-type="float">
            <text:p>171.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18352" calcext:value-type="float">
            <text:p>171.2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92928" calcext:value-type="float">
            <text:p>170.4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216" calcext:value-type="float">
            <text:p>169.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8656" calcext:value-type="float">
            <text:p>169.0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7612" calcext:value-type="float">
            <text:p>169.1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18992" calcext:value-type="float">
            <text:p>168.7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3128" calcext:value-type="float">
            <text:p>168.2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2232" calcext:value-type="float">
            <text:p>167.9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4696" calcext:value-type="float">
            <text:p>167.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0104" calcext:value-type="float">
            <text:p>167.7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4968" calcext:value-type="float">
            <text:p>167.7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8248" calcext:value-type="float">
            <text:p>167.3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42592" calcext:value-type="float">
            <text:p>167.0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1412" calcext:value-type="float">
            <text:p>166.3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6048" calcext:value-type="float">
            <text:p>164.9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54" meta:object-count="0"/>
    <meta:user-defined meta:name="AppVersion">3.0</meta:user-defined>
  </office:meta>
</office:document-meta>
</file>